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osmo Nova:<text:line-break/>Greed of the Red Su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t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mpire of the Rising Sun arose as a new superpower. Hungry for resources, they claimed many rich planets their own undisputed territories. Tension escalated when they planted giant Energy Accumulators on some planets, breaking the <text:span text:style-name="T1">UN</text:span>iversal <text:span text:style-name="T1">C</text:span>onvention <text:span text:style-name="T1">o</text:span>n the <text:span text:style-name="T1">L</text:span>aw <text:span text:style-name="T1">o</text:span>f <text:span text:style-name="T1">S</text:span>pace. This angered other inter-stellar factions but none of them dared to touch the mighty empire directly.</text:p>
              </text:list-item>
              <text:list-item>
                <text:p>The divided factions of Milky Way must unite under one flag to counter the arrogant rise of the Rising S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neral ru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d on the famous Planet War but with much more evolution.</text:p>
              </text:list-item>
              <text:list-item>
                <text:p>There are many game modes to participate: free for all, capture flags, victory points, destroy the “giant”.</text:p>
              </text:list-item>
              <text:list-item>
                <text:p>Player can play alone or with others on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ame m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ee for all: Traditional game, winner is the last man standing.</text:p>
              </text:list-item>
              <text:list-item>
                <text:p>Capture the flags: Any one who captures all the designated planets win.</text:p>
              </text:list-item>
              <text:list-item>
                <text:p>Victory points: Winning is determined by the points gathered in various events, not solely by brute power.</text:p>
              </text:list-item>
              <text:list-item>
                <text:p>Destroy the giant: Whoever destroys the giant Accumulator of the Rising Sun wins the g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ame match occurs in a galactic sector with many planets to conquer. </text:p>
              </text:list-item>
              <text:list-item>
                <text:p>Each player is given the same starting resources.</text:p>
              </text:list-item>
              <text:list-item>
                <text:p>Position of each player is randomized and guaranteed to be far away.</text:p>
              </text:list-item>
              <text:list-item>
                <text:p>The sector layout might not be symmetrical, so the game can be unfair. To keep the initial balance, alien horde settings should be turned 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lien hor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umans are not alone in the universe. While they are fighting among themselves, superior aliens are scouting their galaxy.</text:p>
              </text:list-item>
              <text:list-item>
                <text:p>Initial game start can be unfair due to unsymmetrical layout of a match. So, alien hordes are designed to make the game equalized between players.</text:p>
              </text:list-item>
              <text:list-item>
                <text:p>After the 1st minute, 3rd minute, and 7th minute of the game, each player suffers from alien attack with a strength of 50% of their total military force. Weaker player can defeat the alien faster and thus, has more time to catch up with stronger play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yer only need to drag one finger from planet to planet so to move military fleets around the sector.</text:p>
              </text:list-item>
              <text:list-item>
                <text:p>Two rival fleets will engage in combat whenever both of them can sight the other.</text:p>
              </text:list-item>
              <text:list-item>
                <text:p>A planet also has a sighting range and will send out fleet to defend attackers. Also a planet has its own fire power.</text:p>
              </text:list-item>
              <text:list-item>
                <text:p>If a fleet bypass a rival planet without directly attacking, the planet will not send out fleet automatically but still shooting the enemy fleet in sight.</text:p>
              </text:list-item>
              <text:list-item>
                <text:p>If more than two rivals meet up, the combat can be in chaos.</text:p>
              </text:list-item>
              <text:list-item>
                <text:p>A planet change owner whenever its defense shield is shot down. The defense shield is regenerated when the planet is out of combat.</text:p>
              </text:list-item>
              <text:list-item>
                <text:p>Fleets that are already sent out cannot be controlled until they are settled on a plan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hip p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ip production is determined automatically based on overall status of player. Player cannot control this.</text:p>
              </text:list-item>
              <text:list-item>
                <text:p>Some planets can produce and store large number of ships but low in resource or technology. However, economy and technology is shared among faction.</text:p>
              </text:list-item>
              <text:list-item>
                <text:p>In this game, every second, a production phase happens.</text:p>
              </text:list-item>
              <text:list-item>
                <text:p>In each production phase, all resources are accumulated and shared between planets that has spared storage. Planets that are full with ships are not given any resources.</text:p>
              </text:list-item>
              <text:list-item>
                <text:p>With resources given, the planet uses it to produce the appropriate ship. Redundant resources are left over for next phase but is decayed by half every seco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b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eets engaged in combats follow some rules in trading fires.</text:p>
              </text:list-item>
              <text:list-item>
                <text:p>Ships are classified in categories: corvettes, cruisers, carriers, frigates. Each has capabilities to counter another.</text:p>
              </text:list-item>
              <text:list-item>
                <text:p>Corvettes are small but fast so they can dodge shots from canons.</text:p>
              </text:list-item>
              <text:list-item>
                <text:p>Rail guns</text:p>
              </text:list-item>
              <text:list-item>
                <text:p>Cruisers fire puls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vi" fo:country="V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8T22:35:36.947000000</meta:creation-date>
    <dc:date>2014-06-29T13:11:53.389000000</dc:date>
    <meta:editing-duration>PT6H4M9S</meta:editing-duration>
    <meta:editing-cycles>41</meta:editing-cycles>
    <meta:generator>LibreOffice/4.1.3.2$Windows_x86 LibreOffice_project/70feb7d99726f064edab4605a8ab840c50ec57a</meta:generator>
    <meta:document-statistic meta:object-count="56"/>
  </office:meta>
</office:document-meta>
</file>